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931in" fo:margin-left="0.0035in" fo:margin-top="0in" fo:margin-bottom="0in" table:align="left" style:writing-mode="lr-tb"/>
    </style:style>
    <style:style style:name="Table1.A" style:family="table-column">
      <style:table-column-properties style:column-width="4.3708in"/>
    </style:style>
    <style:style style:name="Table1.B" style:family="table-column">
      <style:table-column-properties style:column-width="3.12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4931in" fo:margin-left="0.0035in" fo:margin-top="0in" fo:margin-bottom="0in" table:align="left" style:writing-mode="lr-tb"/>
    </style:style>
    <style:style style:name="Table6.A" style:family="table-column">
      <style:table-column-properties style:column-width="2.4972in"/>
    </style:style>
    <style:style style:name="Table6.B" style:family="table-column">
      <style:table-column-properties style:column-width="1.9653in"/>
    </style:style>
    <style:style style:name="Table6.C" style:family="table-column">
      <style:table-column-properties style:column-width="3.030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931in" fo:margin-left="0.0035in" fo:margin-top="0in" fo:margin-bottom="0in" table:align="left" style:writing-mode="lr-tb"/>
    </style:style>
    <style:style style:name="Table2.A" style:family="table-column">
      <style:table-column-properties style:column-width="2.4972in"/>
    </style:style>
    <style:style style:name="Table2.B" style:family="table-column">
      <style:table-column-properties style:column-width="2.4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597in" fo:padding-right="0.0597in" fo:padding-top="0.0201in" fo:padding-bottom="0.0201in" fo:border="none" style:writing-mode="lr-tb"/>
    </style:style>
    <style:style style:name="Table3" style:family="table">
      <style:table-properties style:width="7.4931in" fo:margin-left="0.0035in" fo:margin-top="0in" fo:margin-bottom="0in" table:align="left" style:writing-mode="lr-tb"/>
    </style:style>
    <style:style style:name="Table3.A" style:family="table-column">
      <style:table-column-properties style:column-width="2.4972in"/>
    </style:style>
    <style:style style:name="Table3.B" style:family="table-column">
      <style:table-column-properties style:column-width="2.49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97in" fo:padding-right="0.0597in" fo:padding-top="0.0201in" fo:padding-bottom="0.0201in" fo:border="none" style:writing-mode="lr-tb"/>
    </style:style>
    <style:style style:name="Table4" style:family="table">
      <style:table-properties style:width="7.4903in" fo:margin-left="0.0035in" fo:margin-top="0in" fo:margin-bottom="0in" table:align="left" style:writing-mode="lr-tb"/>
    </style:style>
    <style:style style:name="Table4.A" style:family="table-column">
      <style:table-column-properties style:column-width="2.4958in"/>
    </style:style>
    <style:style style:name="Table4.B" style:family="table-column">
      <style:table-column-properties style:column-width="2.497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597in" fo:padding-right="0.0597in" fo:padding-top="0.0201in" fo:padding-bottom="0.0201in" fo:border="none" style:writing-mode="lr-tb"/>
    </style:style>
    <style:style style:name="Table5" style:family="table">
      <style:table-properties style:width="7.4931in" fo:margin-left="0.0035in" fo:margin-top="0in" fo:margin-bottom="0in" table:align="left" style:writing-mode="lr-tb"/>
    </style:style>
    <style:style style:name="Table5.A" style:family="table-column">
      <style:table-column-properties style:column-width="2.4972in"/>
    </style:style>
    <style:style style:name="Table5.B" style:family="table-column">
      <style:table-column-properties style:column-width="2.4979in"/>
    </style:style>
    <style:style style:name="Table5.1" style:family="table-row">
      <style:table-row-properties style:min-row-height="0.259in" fo:keep-together="auto"/>
    </style:style>
    <style:style style:name="Table5.A1" style:family="table-cell">
      <style:table-cell-properties fo:padding-left="0.0597in" fo:padding-right="0.0597in" fo:padding-top="0.0201in" fo:padding-bottom="0.0201in" fo:border="none" style:writing-mode="lr-tb"/>
    </style:style>
    <style:style style:name="Table7" style:family="table">
      <style:table-properties style:width="7.4931in" fo:margin-left="0.0035in" fo:margin-top="0in" fo:margin-bottom="0in" table:align="left" style:writing-mode="lr-tb"/>
    </style:style>
    <style:style style:name="Table7.A" style:family="table-column">
      <style:table-column-properties style:column-width="1.996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1.8125in"/>
    </style:style>
    <style:style style:name="Table7.D" style:family="table-column">
      <style:table-column-properties style:column-width="2.121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382in" fo:padding-bottom="0.0382in" fo:border="none" style:writing-mode="lr-tb"/>
    </style:style>
    <style:style style:name="P1" style:family="paragraph" style:parent-style-name="Heading_20_1">
      <style:paragraph-properties fo:margin-top="0.25in" fo:margin-bottom="0.0555in" style:contextual-spacing="true" fo:line-height="100%" fo:hyphenation-ladder-count="no-limit" fo:hyphenation-keep="auto" loext:hyphenation-keep-type="column"/>
      <style:text-properties officeooo:paragraph-rsid="002e7db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_20_Spacing">
      <style:paragraph-properties fo:margin-top="0in" fo:margin-bottom="0in" style:contextual-spacing="true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2">
      <style:paragraph-properties fo:margin-top="0.111in" fo:margin-bottom="0.0555in" style:contextual-spacing="true" fo:line-height="100%" fo:hyphenation-ladder-count="no-limit" fo:hyphenation-keep="auto" loext:hyphenation-keep-type="column"/>
      <style:text-properties officeooo:paragraph-rsid="002403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officeooo:paragraph-rsid="0024032f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>
        <style:tab-stops>
          <style:tab-stop style:position="2.8799in" style:type="right"/>
        </style:tab-stops>
      </style:paragraph-properties>
      <style:text-properties style:font-name="Aptos1" fo:font-size="11pt" fo:language="en" fo:country="US" officeooo:paragraph-rsid="0024032f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9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officeooo:paragraph-rsid="0024032f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10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officeooo:paragraph-rsid="0024032f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.111in" fo:margin-bottom="0.0555in" style:contextual-spacing="tru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3">
      <style:paragraph-properties fo:margin-top="0.111in" fo:margin-bottom="0.0555in" style:contextual-spacing="true" fo:line-height="100%" fo:text-align="start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true" fo:line-height="100%" fo:text-align="start" style:justify-single-word="false" fo:keep-together="always" fo:orphans="2" fo:widows="2" fo:hyphenation-ladder-count="no-limit" fo:hyphenation-keep="auto" loext:hyphenation-keep-type="column"/>
      <style:text-properties style:font-name="Aptos1" fo:font-size="11pt" fo:language="en" fo:country="US" style:letter-kerning="true" style:font-name-asian="Aptos3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 style:list-style-name="WWNum2" style:master-page-name="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 style:list-style-name="WWNum2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rsid="00460a46" officeooo:paragraph-rsid="00479c7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2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officeooo:rsid="0039815c" officeooo:paragraph-rsid="003981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orizontal_20_Line">
      <style:text-properties officeooo:paragraph-rsid="00503f34"/>
    </style:style>
    <style:style style:name="P15" style:family="paragraph" style:parent-style-name="Heading_20_3">
      <style:paragraph-properties fo:margin-top="0.111in" fo:margin-bottom="0.0555in" style:contextual-spacing="tru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4" style:master-page-name="">
      <loext:graphic-properties draw:fill="none"/>
      <style:paragraph-properties fo:margin-left="0.25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4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 style:list-style-name="WWNum6" style:master-page-name="">
      <loext:graphic-properties draw:fill="none"/>
      <style:paragraph-properties fo:margin-left="0.3118in" fo:margin-right="0in" fo:margin-top="0in" fo:margin-bottom="0.111in" style:contextual-spacing="true" fo:line-height="100%" fo:text-align="start" style:justify-single-word="false" fo:keep-together="always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11in" style:contextual-spacing="true" fo:line-height="100%" fo:keep-together="always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503f34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officeooo:rsid="00469784" style:font-size-asian="10pt" style:font-size-complex="10pt"/>
    </style:style>
    <style:style style:name="T8" style:family="text">
      <style:text-properties fo:font-size="10pt" officeooo:rsid="00478bb9" style:font-size-asian="10pt" style:font-size-complex="10pt"/>
    </style:style>
    <style:style style:name="T9" style:family="text">
      <style:text-properties fo:font-size="10pt" officeooo:rsid="003afd25" style:font-size-asian="10pt" style:font-size-complex="10pt"/>
    </style:style>
    <style:style style:name="T10" style:family="text">
      <style:text-properties fo:font-size="10pt" officeooo:rsid="003b9ae1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obin Cavanaugh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text:span text:style-name="T3">GitHub</text:span><text:span text:style-name="T2">: </text:span><text:a xlink:type="simple" xlink:href="https://github.com/TobinCavanaugh" text:style-name="Internet_20_link" text:visited-style-name="Visited_20_Internet_20_Link"><text:span text:style-name="Internet_20_link"><text:span text:style-name="T2">https://github.com/TobinCavanaugh</text:span></text:span></text:a><text:span text:style-name="T2"> </text:span></text:p>
          </table:table-cell>
          <table:table-cell table:style-name="Table1.A1" office:value-type="string">
            <text:p text:style-name="P2"><text:span text:style-name="T3">Email</text:span><text:span text:style-name="T2">: </text:span><text:a xlink:type="simple" xlink:href="mailto:tobincavanaugh@gmail.com" text:style-name="Internet_20_link" text:visited-style-name="Visited_20_Internet_20_Link"><text:span text:style-name="Internet_20_link"><text:span text:style-name="T2">tobincavanaugh@gmail.com</text:span></text:span></text:a></text:p>
          </table:table-cell>
        </table:table-row>
        <table:table-row table:style-name="Table1.1">
          <table:table-cell table:style-name="Table1.A1" office:value-type="string">
            <text:p text:style-name="P2" loext:marker-style-name="T2"><text:span text:style-name="T3">Personal Site</text:span><text:span text:style-name="T2">: </text:span><text:a xlink:type="simple" xlink:href="https://tobincavanaugh.github.io/" text:style-name="Internet_20_link" text:visited-style-name="Visited_20_Internet_20_Link"><text:span text:style-name="Internet_20_link"><text:span text:style-name="T2">https://tobincavanaugh.github.io</text:span></text:span></text:a><text:span text:style-name="T2"> </text:span></text:p>
          </table:table-cell>
          <table:table-cell table:style-name="Table1.A1" office:value-type="string">
            <text:p text:style-name="P2" loext:marker-style-name="T2"><text:span text:style-name="T3">Phone</text:span><text:span text:style-name="T2">: 1+ 206 586 5263</text:span></text:p>
          </table:table-cell>
        </table:table-row>
        <table:table-row table:style-name="Table1.1">
          <table:table-cell table:style-name="Table1.A1" office:value-type="string">
            <text:p text:style-name="P2" loext:marker-style-name="T2"><text:span text:style-name="T3">LinkedIn: </text:span><text:a xlink:type="simple" xlink:href="https://www.linkedin.com/in/tobin-cavanaugh-1634b2234/" text:style-name="Internet_20_link" text:visited-style-name="Visited_20_Internet_20_Link"><text:span text:style-name="Internet_20_link"><text:span text:style-name="T2">https://www.linkedin.com/in/tobin-cavanaugh-1634b2234/</text:span></text:span></text:a><text:span text:style-name="T2"> </text:span></text:p>
          </table:table-cell>
          <table:table-cell table:style-name="Table1.A1" office:value-type="string">
            <text:p text:style-name="P2" loext:marker-style-name="T2"><text:span text:style-name="T2">Seattle, WA 98117 &amp; Bismarck, ND</text:span><text:span text:style-name="T2"/></text:p>
          </table:table-cell>
        </table:table-row>
      </table:table>
      <text:h text:style-name="P3" text:outline-level="2" loext:marker-style-name="T4"><text:span text:style-name="T4">Skills:</text:span></text:h>
      <text:p text:style-name="Horizontal_20_Line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" loext:marker-style-name="T3"><text:span text:style-name="T3">Hard Skills</text:span></text:p>
          </table:table-cell>
          <table:table-cell table:style-name="Table6.A1" office:value-type="string">
            <text:p text:style-name="P4" loext:marker-style-name="T3"><text:span text:style-name="T3">Certifications</text:span></text:p>
          </table:table-cell>
          <table:table-cell table:style-name="Table6.A1" office:value-type="string">
            <text:p text:style-name="P5" loext:marker-style-name="T3"><text:span text:style-name="T3">Interpersonal Skills<text:tab/></text:span></text:p>
          </table:table-cell>
        </table:table-row>
        <table:table-row table:style-name="Table6.1">
          <table:table-cell table:style-name="Table6.A1" office:value-type="string">
            <text:list text:style-name="WWNum9">
              <text:list-item>
                <text:p text:style-name="P6" loext:marker-style-name="T2"><text:span text:style-name="T2">C Programming</text:span></text:p>
              </text:list-item>
              <text:list-item>
                <text:p text:style-name="P6" loext:marker-style-name="T2"><text:span text:style-name="T2">Out of the box &amp; critical thinking</text:span></text:p>
              </text:list-item>
              <text:list-item>
                <text:p text:style-name="P6" loext:marker-style-name="T2"><text:span text:style-name="T2">C#, Rust, Python, Java, JavaScript</text:span></text:p>
              </text:list-item>
              <text:list-item>
                <text:p text:style-name="P6" loext:marker-style-name="T2"><text:span text:style-name="T2">Unity &amp; Raylib game development</text:span></text:p>
              </text:list-item>
              <text:list-item>
                <text:p text:style-name="P6" loext:marker-style-name="T2"><text:span text:style-name="T2">Debugging</text:span></text:p>
              </text:list-item>
            </text:list>
          </table:table-cell>
          <table:table-cell table:style-name="Table6.A1" office:value-type="string">
            <text:list text:style-name="WWNum10">
              <text:list-item>
                <text:p text:style-name="P7" loext:marker-style-name="T2"><text:span text:style-name="T2">Unity Developer Certified</text:span></text:p>
              </text:list-item>
            </text:list>
          </table:table-cell>
          <table:table-cell table:style-name="Table6.A1" office:value-type="string">
            <text:list text:continue-numbering="true" text:style-name="WWNum10">
              <text:list-item>
                <text:p text:style-name="P7" loext:marker-style-name="T2"><text:span text:style-name="T2">Quick learner</text:span></text:p>
              </text:list-item>
              <text:list-item>
                <text:p text:style-name="P7" loext:marker-style-name="T2"><text:span text:style-name="T2">Strong communicator</text:span></text:p>
              </text:list-item>
              <text:list-item>
                <text:p text:style-name="P7" loext:marker-style-name="T2"><text:span text:style-name="T2">Cooperative and motivated</text:span></text:p>
              </text:list-item>
              <text:list-item>
                <text:p text:style-name="P7" loext:marker-style-name="T2"><text:span text:style-name="T2">Solution oriented</text:span></text:p>
              </text:list-item>
              <text:list-item>
                <text:p text:style-name="P7" loext:marker-style-name="T2"><text:span text:style-name="T2">Positive attitude &amp; flexible</text:span></text:p>
              </text:list-item>
            </text:list>
          </table:table-cell>
        </table:table-row>
      </table:table>
      <text:h text:style-name="P8" text:outline-level="2" loext:marker-style-name="T4"><text:span text:style-name="T5">Professional</text:span><text:span text:style-name="T4"> History:</text:span></text:h>
      <text:p text:style-name="Horizontal_20_Line"/>
      <text:h text:style-name="P9" text:outline-level="3" loext:marker-style-name="T6"><text:span text:style-name="T6">Metrology Internship</text:span></text:h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0" loext:marker-style-name="T3"><text:span text:style-name="T3">Electroimpact</text:span><text:span text:style-name="T3"/></text:p>
          </table:table-cell>
          <table:table-cell table:style-name="Table2.A1" office:value-type="string">
            <text:p text:style-name="P10" loext:marker-style-name="T2"><text:span text:style-name="T2">Mukilteo, WA</text:span><text:span text:style-name="T2"/></text:p>
          </table:table-cell>
          <table:table-cell table:style-name="Table2.A1" office:value-type="string">
            <text:p text:style-name="P10" loext:marker-style-name="T2"><text:span text:style-name="T2">Summer 2024 &amp; Summer 2023</text:span><text:span text:style-name="T2"/></text:p>
          </table:table-cell>
        </table:table-row>
      </table:table>
      <text:list text:style-name="WWNum2">
        <text:list-item>
          <text:p text:style-name="P11" loext:marker-style-name="T2"><text:span text:style-name="T2">Engineered a full GUI application for precision controlling and measuring with high-end laser trackers.</text:span></text:p>
        </text:list-item>
        <text:list-item>
          <text:p text:style-name="P11" loext:marker-style-name="T2"><text:span text:style-name="T2">Solved laser tracker stand resonance, saving tens of thousands in laser tracker stand replacements. </text:span></text:p>
        </text:list-item>
        <text:list-item>
          <text:p text:style-name="P11" loext:marker-style-name="T2"><text:span text:style-name="T2">Installed a Foundation Reference System (FRS) and performed laser tracker accuracy validation. Successfully validated multiple laser trackers for Electroimpact and customers, including Boeing, resulting in saving of ten thousand dollars for a new tracker.</text:span></text:p>
        </text:list-item>
        <text:list-item>
          <text:p text:style-name="P12" loext:marker-style-name="T2"><text:span text:style-name="T2">Acquired training in Metrolog X4 and robotic arm simulation across numerous training sessions. </text:span></text:p>
        </text:list-item>
        <text:list-item>
          <text:p text:style-name="P12" loext:marker-style-name="T2"><text:span text:style-name="T2">Designed robot pathing for safely 3D scanning objects </text:span><text:span text:style-name="T7">using</text:span><text:span text:style-name="T2"> the Creaform Metrascan Black Elite </text:span><text:span text:style-name="T7">mounted on the </text:span><text:span text:style-name="T8">KUKA LBR iiwa robot arm.</text:span></text:p>
        </text:list-item>
        <text:list-item>
          <text:p text:style-name="P13" loext:marker-style-name="T2"><text:span text:style-name="T2">Used </text:span><text:span text:style-name="T9">heavy power tools </text:span><text:span text:style-name="T10">on numerous projects, including drilling stainless steel, concrete, and constructing wood frames.</text:span></text:p>
        </text:list-item>
      </text:list>
      <text:h text:style-name="Heading_20_2" text:outline-level="2"><text:span text:style-name="T5">Personal</text:span><text:span text:style-name="T4"> </text:span><text:span text:style-name="T5">Experience</text:span><text:span text:style-name="T4">:</text:span></text:h>
      <text:p text:style-name="P14"><text:span text:style-name="T10"/></text:p>
      <text:h text:style-name="P15" text:outline-level="3" loext:marker-style-name="T6"><text:span text:style-name="T6">sstr.h</text:span><text:span text:style-name="T6"/></text:h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0" loext:marker-style-name="T3"><text:span text:style-name="T3">Personal</text:span><text:span text:style-name="T3"/></text:p>
          </table:table-cell>
          <table:table-cell table:style-name="Table3.A1" office:value-type="string">
            <text:p text:style-name="P10" loext:marker-style-name="T2"><text:span text:style-name="T2">Bismarck, ND &amp; Seattle, WA</text:span><text:span text:style-name="T2"/></text:p>
          </table:table-cell>
          <table:table-cell table:style-name="Table3.A1" office:value-type="string">
            <text:p text:style-name="P10" loext:marker-style-name="T2"><text:span text:style-name="T2">Summer 2024</text:span><text:span text:style-name="T2"/></text:p>
          </table:table-cell>
        </table:table-row>
      </table:table>
      <text:list text:style-name="WWNum4">
        <text:list-item>
          <text:p text:style-name="P16" loext:marker-style-name="T2"><text:span text:style-name="T2">Created sstr.h, a high-performance novel implementation string modification library for C, innovating on C string manipulation.</text:span></text:p>
        </text:list-item>
        <text:list-item>
          <text:p text:style-name="P16" loext:marker-style-name="T2"><text:span text:style-name="T2">Implemented a previously considered impossible concept that improves performance, memory usage, and safety. sstr.h results in 2x faster execution and decreasing the chances of crashes and memory leaks by a factor of ten. </text:span></text:p>
        </text:list-item>
      </text:list>
      <text:h text:style-name="P15" text:outline-level="3" loext:marker-style-name="T6"><text:span text:style-name="T6">fstr</text:span><text:span text:style-name="T6"/></text:h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0" loext:marker-style-name="T3"><text:span text:style-name="T3">Personal</text:span><text:span text:style-name="T3"/></text:p>
          </table:table-cell>
          <table:table-cell table:style-name="Table4.A1" office:value-type="string">
            <text:p text:style-name="P10" loext:marker-style-name="T2"><text:span text:style-name="T2">Bismarck, ND</text:span><text:span text:style-name="T2"/></text:p>
          </table:table-cell>
          <table:table-cell table:style-name="Table4.A1" office:value-type="string">
            <text:p text:style-name="P10" loext:marker-style-name="T2"><text:span text:style-name="T2">Summer 2024</text:span><text:span text:style-name="T2"/></text:p>
          </table:table-cell>
        </table:table-row>
      </table:table>
      <text:list text:continue-numbering="true" text:style-name="WWNum4">
        <text:list-item>
          <text:p text:style-name="P17" loext:marker-style-name="T2"><text:span text:style-name="T2">Created fstr, a high performance and safe string library for C making use of a novel string architecture. This method invalidates the most common programming security exploits responsible for billions of dollars of losses.</text:span></text:p>
        </text:list-item>
        <text:list-item>
          <text:p text:style-name="P17" loext:marker-style-name="T2"><text:span text:style-name="T2">Allowed programmers to use C strings in a safer way, performing complex functionality quickly, conveniently, and without concerns about crashes.</text:span></text:p>
        </text:list-item>
        <text:list-item>
          <text:p text:style-name="P17" loext:marker-style-name="T2"><text:span text:style-name="T2">Wrote more than 64 functions for manipulating and modifying strings, totaling over 1400 lines of tested code.</text:span></text:p>
        </text:list-item>
        <text:list-item>
          <text:p text:style-name="P17" loext:marker-style-name="T2"><text:span text:style-name="T2">Handmade beautiful and functional web documentation, used by many to learn the library.</text:span></text:p>
        </text:list-item>
      </text:list>
      <text:h text:style-name="P15" text:outline-level="3" loext:marker-style-name="T6"><text:span text:style-name="T6">Upon The Wind</text:span><text:span text:style-name="T6"/></text:h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0" loext:marker-style-name="T3"><text:span text:style-name="T3">Personal</text:span><text:span text:style-name="T3"/></text:p>
          </table:table-cell>
          <table:table-cell table:style-name="Table5.A1" office:value-type="string">
            <text:p text:style-name="P10" loext:marker-style-name="T2"><text:span text:style-name="T2">Seattle, WA</text:span><text:span text:style-name="T2"/></text:p>
          </table:table-cell>
          <table:table-cell table:style-name="Table5.A1" office:value-type="string">
            <text:p text:style-name="P10" loext:marker-style-name="T2"><text:span text:style-name="T2">Spring 2023</text:span><text:span text:style-name="T2"/></text:p>
          </table:table-cell>
        </table:table-row>
      </table:table>
      <text:list text:style-name="WWNum6">
        <text:list-item>
          <text:p text:style-name="P18" loext:marker-style-name="T2"><text:span text:style-name="T2">Created a fully-fledged game in Unity, a cohesive, Ghibli-like style and nine unique environments.</text:span></text:p>
        </text:list-item>
        <text:list-item>
          <text:p text:style-name="P18" loext:marker-style-name="T2"><text:span text:style-name="T2">Made aesthetically pleasing art assets and animations using Blender, resulting in a beautiful and highly performant game that stays at a constant 60fps.</text:span></text:p>
        </text:list-item>
      </text:list>
      <text:h text:style-name="P15" text:outline-level="3">Education:</text:h>
      <text:p text:style-name="Horizontal_20_Line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0" loext:marker-style-name="T2"><text:span text:style-name="T2">Bachelor of Computer Science</text:span><text:span text:style-name="T2"/></text:p>
          </table:table-cell>
          <table:table-cell table:style-name="Table7.A1" office:value-type="string">
            <text:p text:style-name="P10" loext:marker-style-name="T2"><text:span text:style-name="T2">University Of Mary</text:span><text:span text:style-name="T2"/></text:p>
          </table:table-cell>
          <table:table-cell table:style-name="Table7.A1" office:value-type="string">
            <text:p text:style-name="P10" loext:marker-style-name="T2"><text:span text:style-name="T2">Bismarck, North Dakota</text:span><text:span text:style-name="T2"/></text:p>
          </table:table-cell>
          <table:table-cell table:style-name="Table7.A1" office:value-type="string">
            <text:p text:style-name="P10" loext:marker-style-name="T2"><text:span text:style-name="T2">Expected Graduation: April 2027</text:span><text:span text:style-name="T2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0799in" fo:margin-bottom="0.0201in" style:contextual-spacing="tru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01in" fo:margin-bottom="0.0201in" style:contextual-spacing="tru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in" fo:margin-bottom="0.0402in" style:contextual-spacing="false" fo:line-height="0in" fo:keep-together="always" fo:keep-with-next="always"/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598in" style:contextual-spacing="false" fo:line-height="0in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3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3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3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3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1" fo:font-family="Aptos" style:font-family-generic="roman" style:font-pitch="variable"/>
    </style:style>
    <style:style style:name="ListLabel_20_29" style:display-name="ListLabel 2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ptos" fo:font-family="Aptos" style:font-pitch="variable"/>
    </style:style>
    <style:style style:name="ListLabel_20_31" style:display-name="ListLabel 31" style:family="text">
      <style:text-properties style:font-name="Aptos1" fo:font-family="Aptos" style:font-family-generic="roman" style:font-pitch="variable"/>
    </style:style>
    <style:style style:name="ListLabel_20_32" style:display-name="ListLabel 3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ptos" fo:font-family="Aptos" style:font-pitch="variable"/>
    </style:style>
    <style:style style:name="ListLabel_20_34" style:display-name="ListLabel 34" style:family="text">
      <style:text-properties style:font-name="Aptos1" fo:font-family="Aptos" style:font-family-generic="roman" style:font-pitch="variable"/>
    </style:style>
    <style:style style:name="ListLabel_20_35" style:display-name="ListLabel 3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ptos" fo:font-family="Aptos" style:font-pitch="variable"/>
    </style:style>
    <style:style style:name="ListLabel_20_37" style:display-name="ListLabel 37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8" style:display-name="ListLabel 3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ptos" fo:font-family="Aptos" style:font-pitch="variable"/>
    </style:style>
    <style:style style:name="ListLabel_20_40" style:display-name="ListLabel 40" style:family="text">
      <style:text-properties style:font-name="Aptos1" fo:font-family="Aptos" style:font-family-generic="roman" style:font-pitch="variable"/>
    </style:style>
    <style:style style:name="ListLabel_20_41" style:display-name="ListLabel 4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ptos" fo:font-family="Aptos" style:font-pitch="variable"/>
    </style:style>
    <style:style style:name="ListLabel_20_43" style:display-name="ListLabel 43" style:family="text">
      <style:text-properties style:font-name="Aptos1" fo:font-family="Aptos" style:font-family-generic="roman" style:font-pitch="variable"/>
    </style:style>
    <style:style style:name="ListLabel_20_44" style:display-name="ListLabel 4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ptos" fo:font-family="Aptos" style:font-pitch="variable"/>
    </style:style>
    <style:style style:name="ListLabel_20_46" style:display-name="ListLabel 46" style:family="text">
      <style:text-properties style:font-name="Aptos1" fo:font-family="Aptos" style:font-family-generic="roman" style:font-pitch="variable"/>
    </style:style>
    <style:style style:name="ListLabel_20_47" style:display-name="ListLabel 4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ptos" fo:font-family="Aptos" style:font-pitch="variable"/>
    </style:style>
    <style:style style:name="ListLabel_20_49" style:display-name="ListLabel 49" style:family="text">
      <style:text-properties style:font-name="Aptos1" fo:font-family="Aptos" style:font-family-generic="roman" style:font-pitch="variable"/>
    </style:style>
    <style:style style:name="ListLabel_20_50" style:display-name="ListLabel 5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ptos" fo:font-family="Aptos" style:font-pitch="variable"/>
    </style:style>
    <style:style style:name="ListLabel_20_52" style:display-name="ListLabel 52" style:family="text">
      <style:text-properties style:font-name="Aptos1" fo:font-family="Aptos" style:font-family-generic="roman" style:font-pitch="variable"/>
    </style:style>
    <style:style style:name="ListLabel_20_53" style:display-name="ListLabel 5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ptos" fo:font-family="Aptos" style:font-pitch="variable"/>
    </style:style>
    <style:style style:name="ListLabel_20_55" style:display-name="ListLabel 55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/>
    </style:style>
    <style:style style:name="ListLabel_20_58" style:display-name="ListLabel 58" style:family="text">
      <style:text-properties style:font-name="Aptos1" fo:font-family="Aptos" style:font-family-generic="roman" style:font-pitch="variable"/>
    </style:style>
    <style:style style:name="ListLabel_20_59" style:display-name="ListLabel 5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/>
    </style:style>
    <style:style style:name="ListLabel_20_61" style:display-name="ListLabel 61" style:family="text">
      <style:text-properties style:font-name="Aptos1" fo:font-family="Aptos" style:font-family-generic="roman" style:font-pitch="variable"/>
    </style:style>
    <style:style style:name="ListLabel_20_62" style:display-name="ListLabel 6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/>
    </style:style>
    <style:style style:name="ListLabel_20_64" style:display-name="ListLabel 64" style:family="text">
      <style:text-properties style:font-name="Aptos1" fo:font-family="Aptos" style:font-family-generic="roman" style:font-pitch="variable"/>
    </style:style>
    <style:style style:name="ListLabel_20_65" style:display-name="ListLabel 6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ptos" fo:font-family="Aptos" style:font-pitch="variable"/>
    </style:style>
    <style:style style:name="ListLabel_20_67" style:display-name="ListLabel 67" style:family="text">
      <style:text-properties style:font-name="Aptos1" fo:font-family="Aptos" style:font-family-generic="roman" style:font-pitch="variable"/>
    </style:style>
    <style:style style:name="ListLabel_20_68" style:display-name="ListLabel 6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ptos" fo:font-family="Aptos" style:font-pitch="variable"/>
    </style:style>
    <style:style style:name="ListLabel_20_70" style:display-name="ListLabel 70" style:family="text">
      <style:text-properties style:font-name="Aptos1" fo:font-family="Aptos" style:font-family-generic="roman" style:font-pitch="variable"/>
    </style:style>
    <style:style style:name="ListLabel_20_71" style:display-name="ListLabel 7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ptos" fo:font-family="Aptos" style:font-pitch="variable"/>
    </style:style>
    <style:style style:name="ListLabel_20_73" style:display-name="ListLabel 73" style:family="text">
      <style:text-properties style:font-name="Aptos1" fo:font-family="Aptos" style:font-family-generic="roman" style:font-pitch="variable"/>
    </style:style>
    <style:style style:name="ListLabel_20_74" style:display-name="ListLabel 7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ptos" fo:font-family="Aptos" style:font-pitch="variable"/>
    </style:style>
    <style:style style:name="ListLabel_20_76" style:display-name="ListLabel 76" style:family="text">
      <style:text-properties style:font-name="Aptos1" fo:font-family="Aptos" style:font-family-generic="roman" style:font-pitch="variable"/>
    </style:style>
    <style:style style:name="ListLabel_20_77" style:display-name="ListLabel 7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Aptos" fo:font-family="Aptos" style:font-pitch="variable"/>
    </style:style>
    <style:style style:name="ListLabel_20_79" style:display-name="ListLabel 79" style:family="text">
      <style:text-properties style:font-name="Aptos1" fo:font-family="Aptos" style:font-family-generic="roman" style:font-pitch="variable"/>
    </style:style>
    <style:style style:name="ListLabel_20_80" style:display-name="ListLabel 8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ptos" fo:font-family="Aptos" style:font-pitch="variable"/>
    </style:style>
    <style:style style:name="ListLabel_20_82" style:display-name="ListLabel 82" style:family="text">
      <style:text-properties style:font-name="Aptos1" fo:font-family="Aptos" style:font-family-generic="roman" style:font-pitch="variable"/>
    </style:style>
    <style:style style:name="ListLabel_20_83" style:display-name="ListLabel 8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Aptos" fo:font-family="Aptos" style:font-pitch="variable"/>
    </style:style>
    <style:style style:name="ListLabel_20_85" style:display-name="ListLabel 85" style:family="text">
      <style:text-properties style:font-name="Aptos1" fo:font-family="Aptos" style:font-family-generic="roman" style:font-pitch="variable"/>
    </style:style>
    <style:style style:name="ListLabel_20_86" style:display-name="ListLabel 8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ptos" fo:font-family="Aptos" style:font-pitch="variable"/>
    </style:style>
    <style:style style:name="ListLabel_20_88" style:display-name="ListLabel 88" style:family="text">
      <style:text-properties style:font-name="Aptos1" fo:font-family="Aptos" style:font-family-generic="roman" style:font-pitch="variable"/>
    </style:style>
    <style:style style:name="ListLabel_20_89" style:display-name="ListLabel 8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Aptos" fo:font-family="Aptos" style:font-pitch="variable"/>
    </style:style>
    <style:style style:name="ListLabel_20_91" style:display-name="ListLabel 91" style:family="text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space" fo:margin-left="0.0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T1" style:family="text">
      <style:text-properties officeooo:rsid="003da1ec"/>
    </style:style>
    <style:style style:name="MT2" style:family="text">
      <style:text-properties officeooo:rsid="00403b2e"/>
    </style:style>
    <style:page-layout style:name="Mpm1">
      <style:page-layout-properties fo:page-width="8.5in" fo:page-height="11in" style:num-format="1" style:print-orientation="portrait" fo:margin-top="0.1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1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Up to date as of 2024-0<text:span text:style-name="MT1">9</text:span>-<text:span text:style-name="MT1">1</text:span><text:span text:style-name="MT2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n cav.</meta:initial-creator>
    <meta:editing-cycles>40</meta:editing-cycles>
    <meta:print-date>2024-09-27T14:24:40.857000000</meta:print-date>
    <meta:creation-date>2024-06-26T04:30:00</meta:creation-date>
    <dc:date>2024-09-27T14:31:11.018000000</dc:date>
    <meta:editing-duration>PT21H19M40S</meta:editing-duration>
    <meta:generator>LibreOffice/24.8.1.2$Windows_X86_64 LibreOffice_project/87fa9aec1a63e70835390b81c40bb8993f1d4ff6</meta:generator>
    <meta:printed-by>PDF files</meta:printed-by>
    <meta:document-statistic meta:table-count="7" meta:image-count="0" meta:object-count="0" meta:page-count="1" meta:paragraph-count="60" meta:word-count="430" meta:character-count="2924" meta:non-whitespace-character-count="2572"/>
    <meta:user-defined meta:name="AppVersion">16.0000</meta:user-defined>
    <meta:template xlink:type="simple" xlink:actuate="onRequest" xlink:title="Normal.dotm" xlink:href=""/>
  </office:meta>
</office:document-meta>
</file>